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cm" svg:stroke-color="#923931" draw:marker-start="Arrow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Ultrafine_20_Dashed" svg:stroke-color="#78944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9cm" fo:padding-top="0cm" fo:padding-bottom="0.2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0.75cm" fo:padding-top="0.2cm" fo:padding-bottom="0cm" fo:padding-left="0.2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75cm" fo:padding-top="0.2cm" fo:padding-bottom="0cm" fo:padding-left="0cm" fo:padding-right="0.2cm"/>
    </style:style>
    <style:style style:name="gr7" style:family="graphic" style:parent-style-name="standard">
      <style:graphic-properties svg:stroke-color="#789440" draw:fill="solid" draw:fill-color="#ebf1df" draw:textarea-horizontal-align="justify" draw:textarea-vertical-align="middle" draw:auto-grow-height="false"/>
    </style:style>
    <style:style style:name="gr8" style:family="graphic" style:parent-style-name="standard">
      <style:graphic-properties svg:stroke-color="#7e649e" draw:fill="solid" draw:fill-color="#eeeaf2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cm" svg:stroke-color="#7e649e" draw:marker-start="Arrow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color="#17355d" draw:fill="none" draw:fill-color="#c6d8f0" draw:textarea-horizontal-align="justify" draw:textarea-vertical-align="bottom" draw:auto-grow-height="false"/>
    </style:style>
    <style:style style:name="gr11" style:family="graphic" style:parent-style-name="standard">
      <style:graphic-properties svg:stroke-color="#17355d" draw:fill="none" draw:fill-color="#c6d8f0" draw:textarea-horizontal-align="justify" draw:textarea-vertical-align="top" draw:auto-grow-height="false"/>
    </style:style>
    <style:style style:name="gr12" style:family="graphic" style:parent-style-name="standard">
      <style:graphic-properties svg:stroke-color="#789440" draw:fill="none" draw:fill-color="#ebf1d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draw:marker-start-width="0.359cm" draw:marker-end-width="0.359cm" svg:stroke-linecap="round" draw:fill="none" draw:textarea-vertical-align="middle" fo:padding-top="0.162cm" fo:padding-bottom="0.162cm" fo:padding-left="0.287cm" fo:padding-right="0.287cm"/>
    </style:style>
    <style:style style:name="gr15" style:family="graphic" style:parent-style-name="objectwithoutfill">
      <style:graphic-properties svg:stroke-width="0.03cm" svg:stroke-color="#000000" draw:marker-start="Arrow" draw:marker-start-width="0.345cm" draw:marker-end="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23931"/>
    </style:style>
    <style:style style:name="P3" style:family="paragraph">
      <style:paragraph-properties fo:text-align="center"/>
      <style:text-properties fo:color="#789440"/>
    </style:style>
    <style:style style:name="P4" style:family="paragraph">
      <style:paragraph-properties fo:text-align="center"/>
      <style:text-properties fo:color="#7e649e"/>
    </style:style>
    <style:style style:name="P5" style:family="paragraph">
      <style:paragraph-properties fo:text-align="center"/>
      <style:text-properties fo:color="#17355d"/>
    </style:style>
    <style:style style:name="P6" style:family="paragraph">
      <style:paragraph-properties fo:text-align="center"/>
      <style:text-properties fo:color="#000000" fo:font-size="16pt" style:font-size-asian="16pt" style:font-size-complex="16pt"/>
    </style:style>
    <style:style style:name="T1" style:family="text">
      <style:text-properties fo:color="#923931"/>
    </style:style>
    <style:style style:name="T2" style:family="text">
      <style:text-properties fo:color="#789440"/>
    </style:style>
    <style:style style:name="T3" style:family="text">
      <style:text-properties fo:color="#7e649e"/>
    </style:style>
    <style:style style:name="T4" style:family="text">
      <style:text-properties fo:color="#1735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4cm" svg:height="1.4cm" svg:x="9.691cm" svg:y="7.491cm">
          <text:p text:style-name="P1">Bus Brid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091cm" svg:y1="10.391cm" svg:x2="13.691cm" svg:y2="5.991cm" draw:start-shape="id1" draw:start-glue-point="0" draw:end-shape="id2" draw:end-glue-point="2" svg:d="m15091 10391v-2200h-1400v-2200">
          <text:p/>
        </draw:connector>
        <draw:connector draw:style-name="gr2" draw:text-style-name="P1" draw:layer="layout" svg:x1="12.091cm" svg:y1="8.191cm" svg:x2="17.291cm" svg:y2="5.991cm" draw:start-shape="id3" draw:start-glue-point="1" draw:end-shape="id4" draw:end-glue-point="2" svg:d="m12091 8191h5200v-2200">
          <text:p/>
        </draw:connector>
        <draw:custom-shape draw:style-name="gr3" draw:text-style-name="P1" draw:layer="layout" svg:width="10.2cm" svg:height="12.6cm" svg:x="9.091cm" svg:y="1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cm" svg:height="1cm" svg:x="13.891cm" svg:y="7.191cm">
          <draw:text-box>
            <text:p text:style-name="P1"><text:span text:style-name="T1">On Chip Bus</text:span></text:p>
          </draw:text-box>
        </draw:frame>
        <draw:frame draw:style-name="gr5" draw:text-style-name="P3" draw:layer="layout" svg:width="2cm" svg:height="1cm" svg:x="9.091cm" svg:y="1.891cm">
          <draw:text-box>
            <text:p text:style-name="P1"><text:span text:style-name="T2">FPGA</text:span></text:p>
          </draw:text-box>
        </draw:frame>
        <draw:custom-shape draw:style-name="gr3" draw:text-style-name="P1" draw:layer="layout" svg:width="7.6cm" svg:height="12.6cm" svg:x="0.091cm" svg:y="1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cm" svg:height="1cm" svg:x="5.691cm" svg:y="1.891cm">
          <draw:text-box>
            <text:p text:style-name="P1"><text:span text:style-name="T2">CPU</text:span></text:p>
          </draw:text-box>
        </draw:frame>
        <draw:custom-shape draw:style-name="gr1" draw:text-style-name="P1" xml:id="id6" draw:id="id6" draw:layer="layout" svg:width="2.4cm" svg:height="1.4cm" svg:x="4.691cm" svg:y="7.491cm">
          <text:p text:style-name="P1">Bus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6cm" svg:height="0.8cm" svg:x="7.091cm" svg:y="7.791cm">
          <text:p/>
          <draw:enhanced-geometry svg:viewBox="0 0 21600 21600" draw:mirror-horizontal="false" draw:mirror-vertical="false" draw:text-areas="?f5 ?f1 ?f6 ?f3" draw:type="left-right-arrow" draw:modifiers="3541.69166166767 5274.1398446170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xml:id="id5" draw:id="id5" draw:layer="layout" svg:width="2.4cm" svg:height="1.4cm" svg:x="0.691cm" svg:y="7.491cm">
          <text:p text:style-name="P1"><text:span text:style-name="T3">Bus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4cm" svg:height="1.4cm" svg:x="0.691cm" svg:y="6.091cm">
          <text:p text:style-name="P1"><text:span text:style-name="T3">Device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4cm" svg:height="1.4cm" svg:x="0.691cm" svg:y="4.491cm">
          <text:p text:style-name="P1"><text:span text:style-name="T3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4cm" svg:height="1.4cm" svg:x="0.691cm" svg:y="2.891cm">
          <text:p text:style-name="P1"><text:span text:style-name="T3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3.091cm" svg:y1="8.191cm" svg:x2="4.691cm" svg:y2="8.191cm" draw:start-shape="id5" draw:start-glue-point="1" draw:end-shape="id6" draw:end-glue-point="3" svg:d="m3091 8191h1600">
          <text:p/>
        </draw:connector>
        <draw:custom-shape draw:style-name="gr10" draw:text-style-name="P5" xml:id="id2" draw:id="id2" draw:layer="layout" svg:width="2.8cm" svg:height="3.5cm" svg:x="12.291cm" svg:y="2.491cm">
          <text:p text:style-name="P1"><text:span text:style-name="T4">Bus 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4cm" svg:height="2.5cm" svg:x="12.491cm" svg:y="2.691cm">
          <text:p text:style-name="P1"><text:span text:style-name="T4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.5cm" svg:x="12.691cm" svg:y="2.891cm">
          <text:p text:style-name="P1">FQ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4" draw:id="id4" draw:layer="layout" svg:width="2.8cm" svg:height="3.5cm" svg:x="15.891cm" svg:y="2.491cm">
          <text:p text:style-name="P1"><text:span text:style-name="T4">Bus 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4cm" svg:height="2.5cm" svg:x="16.091cm" svg:y="2.691cm">
          <text:p text:style-name="P1"><text:span text:style-name="T4">Digital 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2cm" svg:height="1.5cm" svg:x="16.291cm" svg:y="2.891cm">
          <text:p text:style-name="P1">GP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" draw:id="id1" draw:layer="layout" svg:width="5cm" svg:height="3.5cm" svg:x="12.591cm" svg:y="10.391cm">
          <text:p text:style-name="P1"><text:span text:style-name="T4">Bus 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4.6cm" svg:height="2.5cm" svg:x="12.791cm" svg:y="11.191cm">
          <text:p text:style-name="P1"><text:span text:style-name="T4">Analog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.5cm" svg:x="12.991cm" svg:y="11.991cm">
          <text:p text:style-name="P1">S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2cm" svg:height="1.5cm" svg:x="15.2cm" svg:y="12cm">
          <text:p text:style-name="P1">MAX</text:p>
          <text:p text:style-name="P1">55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7" draw:id="id7" draw:layer="layout" svg:width="2cm" svg:height="1.4cm" svg:x="16.254cm" svg:y="0.091cm">
          <text:p text:style-name="P1"><text:span text:style-name="T2">Line-</text:span></text:p>
          <text:p text:style-name="P1"><text:span text:style-name="T2">Receiver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3" draw:text-style-name="P1" draw:layer="layout" svg:width="0.9cm" svg:height="0.7cm" draw:transform="rotate (1.5707963267946) translate (20.155cm 2.791cm)">
            <text:p/>
            <draw:enhanced-geometry svg:viewBox="0 0 88 21600" draw:mirror-horizontal="tru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0.9cm" svg:height="2.8cm" draw:transform="rotate (1.5707963267946) translate (20.455cm 2.791cm)">
            <text:p/>
            <draw:enhanced-geometry svg:viewBox="0 0 88 21600" draw:mirror-horizontal="true" draw:glue-points="44 ?f6 44 0 0 10800 44 21600 88 10800" draw:text-areas="0 ?f6 88 ?f3" draw:type="can" draw:modifiers="3069.189575151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4" draw:text-style-name="P1" draw:layer="layout" svg:x1="23.099cm" svg:y1="2.35cm" svg:x2="23.599cm" svg:y2="2.35cm">
            <text:p/>
          </draw:line>
        </draw:g>
        <draw:connector draw:style-name="gr15" draw:text-style-name="P1" draw:layer="layout" svg:x1="13.691cm" svg:y1="2.491cm" svg:x2="16.254cm" svg:y2="0.791cm" draw:start-shape="id2" draw:start-glue-point="0" draw:end-shape="id7" draw:end-glue-point="3" svg:d="m13691 2491v-1700h2563">
          <text:p/>
        </draw:connector>
        <draw:connector draw:style-name="gr15" draw:text-style-name="P1" draw:layer="layout" draw:line-skew="0.396cm" svg:x1="18.254cm" svg:y1="0.791cm" svg:x2="20.155cm" svg:y2="2.341cm" draw:start-shape="id7" draw:start-glue-point="1" draw:end-shape="id8" draw:end-glue-point="3" svg:d="m18254 791h1346v1550h555">
          <text:p/>
        </draw:connector>
        <draw:connector draw:style-name="gr15" draw:text-style-name="P1" draw:layer="layout" svg:x1="20.9cm" svg:y1="12.75cm" svg:x2="17.2cm" svg:y2="12.75cm" draw:start-shape="id9" draw:start-glue-point="3" draw:end-shape="id10" draw:end-glue-point="1" svg:d="m20900 12750h-3700">
          <text:p/>
        </draw:connector>
        <draw:custom-shape draw:style-name="gr12" draw:text-style-name="P1" xml:id="id11" draw:id="id11" draw:layer="layout" svg:width="2cm" svg:height="1.4cm" svg:x="20.891cm" svg:y="6.391cm">
          <text:p text:style-name="P1"><text:span text:style-name="T2">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1.8cm" svg:x1="21.877cm" svg:y1="2.791cm" svg:x2="21.891cm" svg:y2="6.391cm" draw:start-shape="id8" draw:start-glue-point="2" draw:end-shape="id11" draw:end-glue-point="0" svg:d="m21877 2791v3601h14v-1">
          <text:p/>
        </draw:connector>
        <draw:connector draw:style-name="gr15" draw:text-style-name="P1" draw:layer="layout" svg:x1="20.891cm" svg:y1="7.091cm" svg:x2="18.291cm" svg:y2="3.641cm" draw:start-shape="id11" draw:start-glue-point="3" draw:end-shape="id12" draw:end-glue-point="1" svg:d="m20891 7091h-1300v-3450h-1300">
          <text:p/>
        </draw:connector>
        <draw:custom-shape draw:style-name="gr12" draw:text-style-name="P1" xml:id="id9" draw:id="id9" draw:layer="layout" svg:width="2cm" svg:height="1.5cm" svg:x="20.9cm" svg:y="12cm">
          <text:p text:style-name="P1"><text:span text:style-name="T2">DAC</text:span></text:p>
          <text:p text:style-name="P1"><text:span text:style-name="T2">MAX5500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21.891cm" svg:y1="7.791cm" svg:x2="21.9cm" svg:y2="12cm" draw:start-shape="id11" draw:start-glue-point="2" draw:end-shape="id9" draw:end-glue-point="0" svg:d="m21891 7791v2105h9v2104">
          <text:p/>
        </draw:connector>
        <draw:frame draw:style-name="gr5" draw:text-style-name="P6" draw:layer="layout" svg:width="2cm" svg:height="1cm" svg:x="9.091cm" svg:y="1.091cm">
          <draw:text-box>
            <text:p text:style-name="P6">Device</text:p>
          </draw:text-box>
        </draw:frame>
        <draw:frame draw:style-name="gr5" draw:text-style-name="P6" draw:layer="layout" svg:width="3.2cm" svg:height="1cm" draw:transform="rotate (1.5707963267946) translate (11.5cm 5.8cm)">
          <draw:text-box>
            <text:p text:style-name="P6">Subdevice</text:p>
          </draw:text-box>
        </draw:frame>
        <draw:frame draw:style-name="gr5" draw:text-style-name="P6" draw:layer="layout" svg:width="3.2cm" svg:height="1cm" draw:transform="rotate (1.5707963267946) translate (15.099cm 5.799cm)">
          <draw:text-box>
            <text:p text:style-name="P6">Subdevice</text:p>
          </draw:text-box>
        </draw:frame>
        <draw:frame draw:style-name="gr5" draw:text-style-name="P6" draw:layer="layout" svg:width="3.2cm" svg:height="1cm" draw:transform="rotate (1.5707963267946) translate (11.799cm 13.699cm)">
          <draw:text-box>
            <text:p text:style-name="P6">Subdevice</text:p>
          </draw:text-box>
        </draw:frame>
        <draw:frame draw:style-name="gr5" draw:text-style-name="P6" draw:layer="layout" svg:width="3.2cm" svg:height="1cm" draw:transform="rotate (1.5707963267946) translate (19.399cm 6.999cm)">
          <draw:text-box>
            <text:p text:style-name="P6">Channel</text:p>
          </draw:text-box>
        </draw:frame>
        <draw:frame draw:style-name="gr5" draw:text-style-name="P6" draw:layer="layout" svg:width="2.909cm" svg:height="1cm" svg:x="17.491cm" svg:y="11.991cm">
          <draw:text-box>
            <text:p text:style-name="P6">Chan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7355d" draw:marker-start-width="0.25cm" draw:marker-start-center="false" draw:marker-end-width="0.25cm" draw:marker-end-center="false" draw:fill="solid" draw:fill-color="#c6d8f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7355d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7cm" fo:page-height="1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3-09-20T07:39:42</meta:creation-date>
    <dc:date>2014-12-03T17:47:37.69</dc:date>
    <meta:editing-duration>PT4H29M22S</meta:editing-duration>
    <meta:editing-cycles>9</meta:editing-cycles>
    <meta:generator>OpenOffice.org/3.4.1$Win32 OpenOffice.org_project/341m1$Build-9593</meta:generator>
    <meta:document-statistic meta:object-count="44"/>
  </office:meta>
</office:document-meta>
</file>